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officeooo:rsid="00063371" officeooo:paragraph-rsid="0006337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733b2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91522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solid" style:text-underline-width="auto" style:text-underline-color="font-color" fo:font-weight="bold" officeooo:rsid="000ccea5" officeooo:paragraph-rsid="000ccea5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33b2" officeooo:paragraph-rsid="000733b2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8091" officeooo:paragraph-rsid="000733b2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8091" officeooo:paragraph-rsid="00078091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8091" officeooo:paragraph-rsid="000bbd7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91522" officeooo:paragraph-rsid="00091522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bbd7b" officeooo:paragraph-rsid="00091522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dc275" officeooo:paragraph-rsid="000ccea5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11fada" officeooo:paragraph-rsid="000ccea5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1pt" fo:language="es" fo:country="AR" style:text-underline-style="none" fo:font-weight="normal" officeooo:rsid="0010cd90" officeooo:paragraph-rsid="0010cd9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63371" officeooo:paragraph-rsid="00063371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9pt" fo:language="es" fo:country="AR" style:text-underline-style="none" fo:font-weight="normal" officeooo:rsid="0010cd90" officeooo:paragraph-rsid="0010cd90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9pt" fo:language="es" fo:country="AR" style:text-underline-style="none" fo:font-weight="normal" officeooo:rsid="0011fada" officeooo:paragraph-rsid="000ccea5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solid" style:text-underline-width="auto" style:text-underline-color="font-color" fo:font-weight="bold" officeooo:rsid="000ccea5" officeooo:paragraph-rsid="000ccea5" style:font-size-asian="9.60000038146973pt" style:font-weight-asian="bold" style:font-size-complex="11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78091" style:font-weight-asian="normal" style:font-weight-complex="normal"/>
    </style:style>
    <style:style style:name="T3" style:family="text">
      <style:text-properties style:text-underline-style="none" fo:font-weight="normal" officeooo:rsid="0008d3f1" style:font-weight-asian="normal" style:font-weight-complex="normal"/>
    </style:style>
    <style:style style:name="T4" style:family="text">
      <style:text-properties style:text-underline-style="none" fo:font-weight="normal" officeooo:rsid="00091522" style:font-weight-asian="normal" style:font-weight-complex="normal"/>
    </style:style>
    <style:style style:name="T5" style:family="text">
      <style:text-properties style:text-underline-style="none" fo:font-weight="normal" officeooo:rsid="000bbd7b" style:font-weight-asian="normal" style:font-weight-complex="normal"/>
    </style:style>
    <style:style style:name="T6" style:family="text">
      <style:text-properties style:text-underline-style="none" fo:font-weight="normal" officeooo:rsid="000dc275" style:font-weight-asian="normal" style:font-weight-complex="normal"/>
    </style:style>
    <style:style style:name="T7" style:family="text">
      <style:text-properties officeooo:rsid="000bbd7b"/>
    </style:style>
    <style:style style:name="T8" style:family="text">
      <style:text-properties officeooo:rsid="000ef73b"/>
    </style:style>
    <style:style style:name="T9" style:family="text">
      <style:text-properties officeooo:rsid="001126e1"/>
    </style:style>
    <style:style style:name="T10" style:family="text">
      <style:text-properties officeooo:rsid="00121e20"/>
    </style:style>
    <style:style style:name="T11" style:family="text">
      <style:text-properties officeooo:rsid="0012c1aa"/>
    </style:style>
    <style:style style:name="T12" style:family="text">
      <style:text-properties officeooo:rsid="00134f29"/>
    </style:style>
    <style:style style:name="T13" style:family="text">
      <style:text-properties style:text-position="sub 58%" officeooo:rsid="00150b41"/>
    </style:style>
    <style:style style:name="T14" style:family="text">
      <style:text-properties style:text-position="0% 100%" officeooo:rsid="00150b41"/>
    </style:style>
    <style:style style:name="T15" style:family="text">
      <style:text-properties style:text-position="0% 100%" officeooo:rsid="0016f4ed"/>
    </style:style>
    <style:style style:name="T16" style:family="text">
      <style:text-properties officeooo:rsid="0018ff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ctividad <text:span text:style-name="T16">2</text:span></text:p>
      <text:p text:style-name="P16"/>
      <text:p text:style-name="P3">Actividad <text:span text:style-name="T16">2</text:span>.1</text:p>
      <text:p text:style-name="P6"><text:tab/>1) <text:span text:style-name="T1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063371" officeooo:paragraph-rsid="0006337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4.2.8.2$Linux_X86_64 LibreOffice_project/420m0$Build-2</meta:generator>
    <dc:date>2017-03-21T14:59:19.933338690</dc:date>
    <meta:editing-duration>PT2H43M7S</meta:editing-duration>
    <meta:editing-cycles>19</meta:editing-cycles>
    <meta:document-statistic meta:table-count="0" meta:image-count="0" meta:object-count="0" meta:page-count="1" meta:paragraph-count="5" meta:word-count="17" meta:character-count="141" meta:non-whitespace-character-count="84"/>
  </office:meta>
</office:document-meta>
</file>